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8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Lessons: 00.Arduino-examples </text:p>
          </draw:text-box>
        </draw:frame>
        <draw:frame presentation:style-name="pr2" draw:text-style-name="P1" draw:layer="layout" svg:width="25.199cm" svg:height="12.178cm" svg:x="1.4cm" svg:y="4.914cm" presentation:class="subtitle">
          <draw:text-box>
            <text:p>An introduction to Cosa </text:p>
            <text:p>by rewriting </text:p>
            <text:p>the Arduino examples sketches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eneral Difference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Cosa is object-oriented replacement for the Arduino core. </text:p>
              </text:list-item>
              <text:list-item>
                <text:p>It can be used with the Arduino IDE where it installs itself as a new core with supported boards. </text:p>
              </text:list-item>
              <text:list-item>
                <text:p>Cosa does not implement the Arduino API. Instead it is an object-oriented platform for programming AVR based boards such as Arduino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gramming Style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Cosa has a very specific programming style with well documented and integrated classes. </text:p>
              </text:list-item>
              <text:list-item>
                <text:p>It follows much of the style found in industry. </text:p>
              </text:list-item>
              <text:list-item>
                <text:p>A fully hyper-linked and graphical documentation can be generated from the source code with Doxygen. </text:p>
              </text:list-item>
              <text:list-item>
                <text:p>Each release of Cosa is bundled with both source and documentation. The documentation is also available on-lin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erformance and Foot-Print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Cosa is a large set of integrated classes that reflect the AVR hardware modules and functionality. </text:p>
              </text:list-item>
              <text:list-item>
                <text:p>The design is both faster and uses a lower foot-print than the Arduino core. </text:p>
              </text:list-item>
              <text:list-item>
                <text:p>The object-oriented design (OOD) uses C++ language features to achieve a rich API but at the same time avoid exhaustive dynamic memory usage. </text:p>
              </text:list-item>
              <text:list-item>
                <text:p>Heap allocation is avoided throughout the design instead static objects/instances are used together with stack based allocation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etailed Difference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An Arduino sketch implicitly includes Arduino.h and generates forward declarations of functions in the sketch. This is done to make it easy for newcomers. </text:p>
              </text:list-item>
              <text:list-item>
                <text:p>A Cosa sketch must explicitly include an components (header files) used. </text:p>
              </text:list-item>
              <text:list-item>
                <text:p>The sketch is also responsible for calling initialization code for the components. </text:p>
              </text:list-item>
              <text:list-item>
                <text:p>As Cosa is designed to support low-power mode hardware modules such as ADC, Timers, etc, are not started automatically.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verall Architecture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Cosa uses a number of design patterns to support both sketches and extensions such as device drivers.</text:p>
              </text:list-item>
              <text:list-item>
                <text:p>A sketch typically uses an abstraction of a hardware function while a device driver mediates the functionality. </text:p>
              </text:list-item>
              <text:list-item>
                <text:p>An example is the abstraction of IOStream which is used for both internal buffers, serial communication, networks, displays, widgets, etc. An IOStream device driver must implement a specific set of virtual member functions. </text:p>
              </text:list-item>
              <text:list-item>
                <text:p>This architecture is often called North- and South-bound Interface where North-bound is the sketch/application interface and South-bound is the extension interface. <text:s/></text:p>
              </text:list-item>
              <text:list-item>
                <text:p>The design pattern is known as delegation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esson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This set of lessons introduce Cosa by rewriting of the Arduino examples. </text:p>
              </text:list-item>
              <text:list-item>
                <text:p>Each sketch contains a description and circuit. </text:p>
              </text:list-item>
              <text:list-item>
                <text:p>It is recommended to display the Cosa and Arduino sketches side-by-side in the Arduino IDE. </text:p>
              </text:list-item>
              <text:list-item>
                <text:p>There may be several variants of the same Arduino example sketch to demonstration of different aspects of Cos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9T21:55:52.561511497</meta:creation-date>
    <dc:date>2016-10-20T19:13:56.417047885</dc:date>
    <meta:editing-duration>PT17M4S</meta:editing-duration>
    <meta:editing-cycles>2</meta:editing-cycles>
    <meta:generator>LibreOffice/5.1.4.2$Linux_x86 LibreOffice_project/10m0$Build-2</meta:generator>
    <meta:document-statistic meta:object-count="49"/>
  </office:meta>
</office:document-meta>
</file>